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187cdd"/>
    </style:style>
    <style:style style:name="P3" style:family="paragraph" style:parent-style-name="Text_20_body">
      <style:paragraph-properties fo:text-align="justify" style:justify-single-word="false"/>
      <style:text-properties officeooo:paragraph-rsid="002624cb"/>
    </style:style>
    <style:style style:name="P4" style:family="paragraph" style:parent-style-name="Text_20_body">
      <style:paragraph-properties fo:text-align="justify" style:justify-single-word="false"/>
      <style:text-properties officeooo:paragraph-rsid="0026edb1"/>
    </style:style>
    <style:style style:name="P5" style:family="paragraph" style:parent-style-name="Text_20_body">
      <style:paragraph-properties fo:text-align="justify" style:justify-single-word="false"/>
      <style:text-properties officeooo:paragraph-rsid="0028b7b4"/>
    </style:style>
    <style:style style:name="P6" style:family="paragraph" style:parent-style-name="Text_20_body">
      <style:text-properties officeooo:paragraph-rsid="0028b7b4"/>
    </style:style>
    <style:style style:name="P7" style:family="paragraph" style:parent-style-name="Text_20_body" style:list-style-name="L1">
      <style:paragraph-properties fo:margin-top="0cm" fo:margin-bottom="0.049cm" style:contextual-spacing="false"/>
      <style:text-properties officeooo:paragraph-rsid="001abc6e"/>
    </style:style>
    <style:style style:name="P8" style:family="paragraph" style:parent-style-name="Text_20_body" style:list-style-name="L1">
      <style:paragraph-properties fo:margin-top="0cm" fo:margin-bottom="0.049cm" style:contextual-spacing="false"/>
    </style:style>
    <style:style style:name="P9" style:family="paragraph" style:parent-style-name="Text_20_body" style:list-style-name="L1">
      <style:paragraph-properties fo:margin-top="0cm" fo:margin-bottom="0.049cm" style:contextual-spacing="false"/>
      <style:text-properties officeooo:paragraph-rsid="001ef0ea"/>
    </style:style>
    <style:style style:name="P10" style:family="paragraph" style:parent-style-name="Text_20_body" style:list-style-name="L1">
      <style:paragraph-properties fo:margin-top="0cm" fo:margin-bottom="0.049cm" style:contextual-spacing="false"/>
      <style:text-properties officeooo:rsid="001abc6e" officeooo:paragraph-rsid="001abc6e"/>
    </style:style>
    <style:style style:name="T1" style:family="text">
      <style:text-properties officeooo:rsid="0011b744"/>
    </style:style>
    <style:style style:name="T2" style:family="text">
      <style:text-properties officeooo:rsid="00125cd0"/>
    </style:style>
    <style:style style:name="T3" style:family="text">
      <style:text-properties officeooo:rsid="00130a85"/>
    </style:style>
    <style:style style:name="T4" style:family="text">
      <style:text-properties officeooo:rsid="0014e919"/>
    </style:style>
    <style:style style:name="T5" style:family="text">
      <style:text-properties officeooo:rsid="00169253"/>
    </style:style>
    <style:style style:name="T6" style:family="text">
      <style:text-properties officeooo:rsid="00187cdd"/>
    </style:style>
    <style:style style:name="T7" style:family="text">
      <style:text-properties officeooo:rsid="00195ccf"/>
    </style:style>
    <style:style style:name="T8" style:family="text">
      <style:text-properties officeooo:rsid="001abc6e"/>
    </style:style>
    <style:style style:name="T9" style:family="text">
      <style:text-properties officeooo:rsid="001bce3c"/>
    </style:style>
    <style:style style:name="T10" style:family="text">
      <style:text-properties officeooo:rsid="001d6853"/>
    </style:style>
    <style:style style:name="T11" style:family="text">
      <style:text-properties officeooo:rsid="001dbe23"/>
    </style:style>
    <style:style style:name="T12" style:family="text">
      <style:text-properties officeooo:rsid="001ef0ea"/>
    </style:style>
    <style:style style:name="T13" style:family="text">
      <style:text-properties officeooo:rsid="001ffa5a"/>
    </style:style>
    <style:style style:name="T14" style:family="text">
      <style:text-properties officeooo:rsid="00208545"/>
    </style:style>
    <style:style style:name="T15" style:family="text">
      <style:text-properties officeooo:rsid="00215765"/>
    </style:style>
    <style:style style:name="T16" style:family="text">
      <style:text-properties officeooo:rsid="002167e9"/>
    </style:style>
    <style:style style:name="T17" style:family="text">
      <style:text-properties officeooo:rsid="002343fc"/>
    </style:style>
    <style:style style:name="T18" style:family="text">
      <style:text-properties officeooo:rsid="002398c2"/>
    </style:style>
    <style:style style:name="T19" style:family="text">
      <style:text-properties officeooo:rsid="00259154"/>
    </style:style>
    <style:style style:name="T20" style:family="text">
      <style:text-properties officeooo:rsid="002624c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ilick Insoumise <text:span text:style-name="T4">prend acte de </text:span><text:s/>la décision de Nathalie Jampoc-Bertrand de conduire, pour les municipales de mars 2026, une liste <text:span text:style-name="T5">excluant</text:span><text:span text:style-name="T3"> </text:span><text:span text:style-name="T4">d’emblée </text:span><text:span text:style-name="T3">l</text:span>a France insoumise. En préférant une coalition hétéroclite — socialistes, écologistes, communistes, Place publique et associations — elle s’aligne sur la ligne de Raphaël Glucksmann, farouche opposant <text:span text:style-name="T1">au Nouveau Front Populaire </text:span>qui avait pourtant permis de faire barrage au Rassemblement national lors des législatives de 2024.</text:p>
      <text:p text:style-name="P1">Ignorer <text:span text:style-name="T2">Schilick Insoumise,</text:span> première force politique de la ville <text:span text:style-name="T2">avec </text:span>36,26 % <text:span text:style-name="T2">des voix </text:span>à la présidentielle <text:span text:style-name="T2">de </text:span>2022 <text:span text:style-name="T2">et </text:span>20,64 % aux européennes 2024, relève d’une <text:span text:style-name="T3">faute politique</text:span>. <text:span text:style-name="T2">C’est oublier que </text:span><text:span text:style-name="T3">Schilick Insoumise est l</text:span>e principal rempart local contre la progression du Rassemblement nationa<text:span text:style-name="T4">l.</text:span></text:p>
      <text:p text:style-name="P4">En mars dernier, nous avions proposé à Mme Jampoc-Bertrand et à Danielle Dambach des ateliers participatifs pour bâtir un programme commun <text:span text:style-name="T6">en surmontant les divergences <text:s/></text:span><text:span text:style-name="T15">notamment</text:span>: <text:span text:style-name="T15">le </text:span><text:span text:style-name="T6">tracé du Tram Nord, </text:span><text:span text:style-name="T15">la </text:span>lutte contre la <text:span text:style-name="T16">hausse de la </text:span>précarité, <text:span text:style-name="T15">le </text:span>décrochage scolaire <text:span text:style-name="T6">dans les quartiers populaires ou </text:span><text:span text:style-name="T15">une</text:span> écologique <text:span text:style-name="T15">populaire</text:span>. Sur ces enjeux majeurs, la majorité municipale actuelle démontre son incapacité à proposer des solutions concrètes pour améliorer les conditions <text:span text:style-name="T6">matérielles </text:span><text:span text:style-name="T17">des </text:span>Schilickois·es<text:span text:style-name="T17"> </text:span>et le<text:span text:style-name="T17">ur</text:span> cadre de vie.</text:p>
      <text:p text:style-name="P2">À notre proposition d’élaborer un programme de rupture pour répondre à l’urgence sociale des quartiers de Schiltigheim et engager la transition écologique de l’agglomération strasbourgeoise, aucune réponse n’a été apportée. Aucun échange sur les désaccords de fond n’a eu lieu.</text:p>
      <text:p text:style-name="P1">La seule réaction <text:span text:style-name="T19">de </text:span><text:span text:style-name="T18">Natalie Jampoc-Bertrand et Danielle Dambach</text:span>, exprimée lors d’une rencontre le 8 septembre, a été <text:span text:style-name="T7">l’annonce</text:span> de la volonté de constituer une liste pour les municipales sans la participation de La France insoumise.</text:p>
      <text:p text:style-name="P3"><text:span text:style-name="T20">Soucieuse d’offrir une réelle alternative progressiste aux </text:span>Schilickois·es, Schilick Insoumise présentera <text:span text:style-name="T20">une </text:span>liste <text:span text:style-name="T20">de rassemblement</text:span>, porteuse d’un véritable projet de rupture <text:span text:style-name="T8">sur la base des principes suivants</text:span>:</text:p>
      <text:list text:style-name="L1">
        <text:list-item>
          <text:p text:style-name="P7"><text:span text:style-name="T8">Commencer la </text:span>Révolution citoyenne <text:span text:style-name="T8">à Schiltigheim </text:span><text:span text:style-name="T9">avec le référendum d’initiative citoyenne municipal</text:span></text:p>
        </text:list-item>
        <text:list-item>
          <text:p text:style-name="P7"><text:span text:style-name="T9">Gérer les </text:span>biens communs <text:span text:style-name="T9">par des régies publiques à Schiltigheim et à l’EMS</text:span></text:p>
        </text:list-item>
        <text:list-item>
          <text:p text:style-name="P7">Règle verte communale <text:span text:style-name="T9">pour une écologie populaire</text:span></text:p>
        </text:list-item>
        <text:list-item>
          <text:p text:style-name="P7"><text:span text:style-name="T8">Mise en œuvre du</text:span> dispositif « territoires zéro chômeur de longue durée»</text:p>
        </text:list-item>
        <text:list-item>
          <text:p text:style-name="P10">En finir avec la spéculation immobilière <text:span text:style-name="T10">par l’encadrement des loyers</text:span></text:p>
        </text:list-item>
        <text:list-item>
          <text:p text:style-name="P8"><text:span text:style-name="T11">Passer à une alimentation 100</text:span>% <text:span text:style-name="T11">B</text:span>io et <text:span text:style-name="T11">locale dans les cantines et les rendre </text:span>gratuites</text:p>
        </text:list-item>
        <text:list-item>
          <text:p text:style-name="P8"><text:span text:style-name="T12">Favoriser </text:span>l’école publique <text:span text:style-name="T12">et laïque en réaffirmer le rôle central de l’École de la République</text:span></text:p>
        </text:list-item>
        <text:list-item>
          <text:p text:style-name="P9">Ville antiraciste, féministe, inclusive <text:span text:style-name="T12">par la création</text:span> <text:span text:style-name="T12">d’un </text:span>observatoires communa<text:span text:style-name="T12">l des</text:span> discriminations</text:p>
        </text:list-item>
        <text:list-item>
          <text:p text:style-name="P9"><text:span text:style-name="T13">Faire de Schiltigheim, une ville </text:span>engagée pour la paix</text:p>
        </text:list-item>
      </text:list>
      <text:p text:style-name="P5">Schilick Insoumise lance un appel à l’ensemble des Schilickois·es pour concrétiser un programme fidèle à <text:span text:style-name="T14">c</text:span>es principes de justice sociale, de lutte contre la ségrégation <text:span text:style-name="T14">entre quartier</text:span> et d’écologie populaire.</text:p>
      <text:p text:style-name="P6">Schilick Insoumise prendra dans les prochaines semaines des initiatives pour devenir le moteur d’un large rassemblement citoyen afin d’apporter un nouveau souffle démocratique à Schiltigheim et de renforcer l’intervention populaire au cœur des décisions municipal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23:09:22.976641431</meta:creation-date>
    <dc:date>2025-09-26T00:17:11.062279167</dc:date>
    <meta:editing-duration>PT55M14S</meta:editing-duration>
    <meta:editing-cycles>25</meta:editing-cycles>
    <meta:generator>LibreOffice/24.2.7.2$Linux_X86_64 LibreOffice_project/420$Build-2</meta:generator>
    <meta:document-statistic meta:table-count="0" meta:image-count="0" meta:object-count="0" meta:page-count="1" meta:paragraph-count="17" meta:word-count="471" meta:character-count="3200" meta:non-whitespace-character-count="2751"/>
  </office:meta>
</office:document-meta>
</file>